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CB0FD392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110_Besmellah" svg:font-family="110_Besmellah" style:font-adornments="Bold" style:font-pitch="variable"/>
    <style:font-face style:name="2  Titr2" svg:font-family="'2  Titr'" style:font-adornments="Bold" style:font-pitch="variable"/>
    <style:font-face style:name="Albertus Extra Bold" svg:font-family="'Albertus Extra Bold'" style:font-pitch="variable"/>
    <style:font-face style:name="Albertus Extra Bold1" svg:font-family="'Albertus Extra Bold'" style:font-adornments="Regular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110_Besmellah1" svg:font-family="110_Besmellah" style:font-family-generic="system" style:font-pitch="variable"/>
    <style:font-face style:name="110_Besmellah2" svg:font-family="110_Besmellah" style:font-adornments="Bold" style:font-family-generic="system" style:font-pitch="variable"/>
    <style:font-face style:name="2  Titr" svg:font-family="'2  Titr'" style:font-family-generic="system" style:font-pitch="variable"/>
    <style:font-face style:name="2  Titr1" svg:font-family="'2  Titr'" style:font-adornments="Bold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subtitle">
      <style:graphic-properties draw:fill-color="#ffffff" draw:auto-grow-height="true" fo:min-height="16.075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AbstractGreen-title">
      <style:graphic-properties fo:min-height="3.506cm"/>
    </style:style>
    <style:style style:name="pr4" style:family="presentation" style:parent-style-name="AbstractGreen-subtitle">
      <style:graphic-properties draw:fill-color="#ffffff" draw:auto-grow-height="true" fo:min-height="12.179cm"/>
    </style:style>
    <style:style style:name="pr5" style:family="presentation" style:parent-style-name="AbstractGreen-title">
      <style:graphic-properties fo:min-height="3.467cm"/>
    </style:style>
    <style:style style:name="pr6" style:family="presentation" style:parent-style-name="AbstractGreen-outline1">
      <style:graphic-properties fo:min-height="11.929cm"/>
    </style:style>
    <style:style style:name="pr7" style:family="presentation" style:parent-style-name="AbstractGreen-notes">
      <style:graphic-properties draw:fill-color="#ffffff" fo:min-height="14cm"/>
    </style:style>
    <style:style style:name="pr8" style:family="presentation" style:parent-style-name="AbstractGreen-title">
      <style:graphic-properties draw:auto-grow-height="true" fo:min-height="3.467cm"/>
    </style:style>
    <style:style style:name="P1" style:family="paragraph">
      <style:text-properties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paragraph-properties fo:text-align="start" style:writing-mode="lr-tb"/>
    </style:style>
    <style:style style:name="P5" style:family="paragraph">
      <style:text-properties fo:font-size="20pt"/>
    </style:style>
    <style:style style:name="P6" style:family="paragraph">
      <style:paragraph-properties fo:text-align="start" style:writing-mode="lr-tb"/>
      <style:text-properties style:font-name="Albertus Extra Bold1"/>
    </style:style>
    <style:style style:name="T1" style:family="text">
      <style:text-properties style:font-size-complex="32pt"/>
    </style:style>
    <style:style style:name="T2" style:family="text">
      <style:text-properties style:font-name="Liberation Sans1" style:font-size-complex="32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>
          <draw:text-box>
            <text:p><text:span text:style-name="T1">بسم الله الرحمن الرحیم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>
          <draw:text-box>
            <text:p><text:span text:style-name="T1">راه اندازی پایتون بر روی وب سرور آپاچی</text:span></text:p>
            <text:p><text:span text:style-name="T1">سید حمید مهدوی</text:span></text:p>
            <text:p><text:span text:style-name="T2">s.h.mahdavi@chmail.ir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شیوه‌ها ممکن</text:p>
          </draw:text-box>
        </draw:frame>
        <draw:frame presentation:style-name="pr4" draw:text-style-name="P3" draw:layer="layout" svg:width="25.2cm" svg:height="12.179cm" svg:x="1.4cm" svg:y="5.066cm" presentation:class="subtitle">
          <draw:text-box>
            <text:list text:style-name="L1">
              <text:list-item>
                <text:p text:style-name="P2"><text:span text:style-name="T3">استفاده از </text:span><text:span text:style-name="T3">cgi</text:span></text:p>
              </text:list-item>
              <text:list-item>
                <text:p text:style-name="P2"><text:span text:style-name="T3">استفاده از </text:span><text:span text:style-name="T3">mod_python</text:span></text:p>
              </text:list-item>
              <text:list-item>
                <text:p text:style-name="P2"><text:span text:style-name="T3">استفاده از </text:span><text:span text:style-name="T3">mod_wsg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3T1">
        <office:forms form:automatic-focus="false" form:apply-design-mode="false"/>
        <draw:frame presentation:style-name="pr5" draw:layer="layout" svg:width="25.2cm" svg:height="3.467cm" svg:x="1.4cm" svg:y="0.8cm" presentation:class="title">
          <draw:text-box>
            <text:p>روش فعلی</text:p>
          </draw:text-box>
        </draw:frame>
        <draw:frame presentation:style-name="pr6" draw:layer="layout" svg:width="25.2cm" svg:height="12.179cm" svg:x="1.4cm" svg:y="5.066cm" presentation:class="outline">
          <draw:text-box>
            <text:p text:style-name="P2"/>
            <text:p text:style-name="P2"/>
            <text:p text:style-name="P2">mod_wsgi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3T1">
        <office:forms form:automatic-focus="false" form:apply-design-mode="false"/>
        <draw:frame presentation:style-name="pr8" draw:layer="layout" svg:width="25.2cm" svg:height="3.467cm" svg:x="1.4cm" svg:y="0.8cm" presentation:class="title">
          <draw:text-box>
            <text:p>wsgi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طبق PEP333 معرفی شد</text:p>
              </text:list-item>
              <text:list-item>
                <text:p>استاندارد اجرای برنامه‌های تحت وب پایتون</text:p>
              </text:list-item>
              <text:list-item>
                <text:p>وجود تابعی به نام application</text:p>
              </text:list-item>
              <text:list-item>
                <text:p>عدم نیاز به فراخوانی دستی این تابع (فراخوانی خودکار توسط وب سرور)</text:p>
                <text:p>عدم پایان برنامه پس از سرو درخواست</text:p>
              </text:list-item>
              <text:list-item>
                <text:p>به ازای هر درخواست یک بار اجرای تابع 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3T1">
        <office:forms form:automatic-focus="false" form:apply-design-mode="false"/>
        <draw:frame presentation:style-name="pr8" draw:layer="layout" svg:width="25.2cm" svg:height="3.467cm" svg:x="1.4cm" svg:y="0.8cm" presentation:class="title">
          <draw:text-box>
            <text:p>مثالی از wsgi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4">def application(environ, start_response):</text:p>
            <text:p text:style-name="P4"><text:s text:c="4"/>status = '200 OK' </text:p>
            <text:p text:style-name="P4"><text:s text:c="4"/>output = 'salam'.encode('utf-8')</text:p>
            <text:p text:style-name="P4"><text:s text:c="4"/>response_headers = [('Content-type', 'text/plain'),</text:p>
            <text:p text:style-name="P4"><text:s text:c="24"/>('Content-Length', str(len(output)))]</text:p>
            <text:p text:style-name="P4"><text:s text:c="4"/>start_response(status, response_headers)</text:p>
            <text:p text:style-name="P4"><text:s text:c="4"/>return [output]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3T1">
        <office:forms form:automatic-focus="false" form:apply-design-mode="false"/>
        <draw:frame presentation:style-name="pr5" draw:layer="layout" svg:width="25.2cm" svg:height="3.467cm" svg:x="1.4cm" svg:y="0.8cm" presentation:class="title">
          <draw:text-box>
            <text:p>مثال عدم پایان برنامه بعد از سرو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p text:style-name="P4">Try:</text:p>
            <text:p text:style-name="P4"><text:s text:c="4"/>main_run += 1</text:p>
            <text:p text:style-name="P4">except: </text:p>
            <text:p text:style-name="P4"><text:s text:c="4"/>main_run = 1</text:p>
            <text:p text:style-name="P4">def application(environ, start_response):</text:p>
            <text:p text:style-name="P4"><text:s text:c="4"/>Try:</text:p>
            <text:p text:style-name="P4"><text:s text:c="8"/>application.main_run += 1</text:p>
            <text:p text:style-name="P4"><text:s text:c="4"/>except: </text:p>
            <text:p text:style-name="P4"><text:s text:c="8"/>Application.main_run = 1</text:p>
            <text:p text:style-name="P4"><text:s text:c="4"/>status = '200 OK' </text:p>
            <text:p text:style-name="P4"><text:s text:c="4"/>output = 'main_run ={0} and application run = {1}'.format(main_run, application.main_run).encode('utf-8')</text:p>
            <text:p text:style-name="P4"><text:s text:c="4"/>response_headers = [('Content-type', 'text/plain'),</text:p>
            <text:p text:style-name="P4"><text:s text:c="24"/>('Content-Length', str(len(output)))]</text:p>
            <text:p text:style-name="P4"><text:s text:c="4"/>start_response(status, response_headers)</text:p>
            <text:p text:style-name="P4"><text:s text:c="4"/>return [output]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حالت‌های اجرا در mod_wsgi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Embedded اجرا درون apache</text:p>
              </text:list-item>
            </text:list>
            <text:list text:style-name="L3">
              <text:list-item>
                <text:list>
                  <text:list-item>
                    <text:p>مشکل در توقف یا راه اندازی مجدد application</text:p>
                  </text:list-item>
                  <text:list-item>
                    <text:p>راه اندازی ساده تر</text:p>
                  </text:list-item>
                </text:list>
              </text:list-item>
            </text:list>
            <text:list text:style-name="L2">
              <text:list-item>
                <text:p>Daemon اجرا بیرون از آپاچی به عنوان فرآیند مجزا</text:p>
              </text:list-item>
            </text:list>
            <text:list text:style-name="L3">
              <text:list-item>
                <text:list>
                  <text:list-item>
                    <text:p>راه اندازی کمی پیچیده‌تر </text:p>
                  </text:list-item>
                  <text:list-item>
                    <text:p>کنترل بهتر بر روی روند اجرای برنامه توسط برنامه نویس با تنظیمات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راه اندازی در حالت embedded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p text:style-name="P4">&lt;VirtualHost *:80&gt;</text:p>
            <text:p text:style-name="P4">….</text:p>
            <text:p text:style-name="P4">&lt;Directory /var/www/&gt;</text:p>
            <text:p text:style-name="P4">Options Indexes FollowSymLinks MultiViews ExecCGI <text:s text:c="15"/></text:p>
            <text:p text:style-name="P4">AddHandler wsgi-script .wsgi .py</text:p>
            <text:p text:style-name="P4">DirectoryIndex index.html index.py index.wsgi index.php index.pl</text:p>
            <text:p text:style-name="P4">….</text:p>
            <text:p text:style-name="P4">&lt;/Directory&gt;</text:p>
            <text:p text:style-name="P4">&lt;/VirtualHost&gt;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3T1">
        <office:forms form:automatic-focus="false" form:apply-design-mode="false"/>
        <draw:frame presentation:style-name="pr8" draw:layer="layout" svg:width="25.2cm" svg:height="3.467cm" svg:x="1.4cm" svg:y="0.8cm" presentation:class="title">
          <draw:text-box>
            <text:p>آزمون حالت اجرا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4">def application(environ, start_response):</text:p>
            <text:p text:style-name="P4"><text:s text:c="4"/>status = '200 OK'</text:p>
            <text:p text:style-name="P4"><text:s text:c="4"/>if not environ['mod_wsgi.process_group']:</text:p>
            <text:p text:style-name="P4"><text:s text:c="6"/>output = 'EMBEDDED MODE'</text:p>
            <text:p text:style-name="P4"><text:s text:c="4"/>else:</text:p>
            <text:p text:style-name="P4"><text:s text:c="6"/>output = 'DAEMON MODE'</text:p>
            <text:p text:style-name="P4"><text:s text:c="4"/>response_headers = [('Content-Type', 'text/plain'),</text:p>
            <text:p text:style-name="P4"><text:s text:c="24"/>('Content-Length', str(len(output)))]</text:p>
            <text:p text:style-name="P4"><text:s text:c="4"/>start_response(status, response_headers)</text:p>
            <text:p text:style-name="P4"><text:s text:c="4"/>return [output] 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3T1">
        <office:forms form:automatic-focus="false" form:apply-design-mode="false"/>
        <draw:frame presentation:style-name="pr5" draw:layer="layout" svg:width="25.2cm" svg:height="3.467cm" svg:x="1.4cm" svg:y="0.8cm" presentation:class="title">
          <draw:text-box>
            <text:p>خروجی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در مرور گر :</text:p>
              </text:list-item>
            </text:list>
            <text:p text:style-name="P4">EMBEDDED MODE</text:p>
            <text:p text:style-name="P4">DAEMON MODE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3T1">
        <office:forms form:automatic-focus="false" form:apply-design-mode="false"/>
        <draw:frame presentation:style-name="pr8" draw:layer="layout" svg:width="25.2cm" svg:height="3.467cm" svg:x="1.4cm" svg:y="0.8cm" presentation:class="title">
          <draw:text-box>
            <text:p>افزودن virtualenv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WSGIPythonHome /var/www/py3env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3T1">
        <office:forms form:automatic-focus="false" form:apply-design-mode="false"/>
        <draw:frame presentation:style-name="pr8" draw:layer="layout" svg:width="25.2cm" svg:height="3.467cm" svg:x="1.4cm" svg:y="0.8cm" presentation:class="title">
          <draw:text-box>
            <text:p>افزودن path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 text:style-name="P4">WSGIPythonPath /var/www/py3env/lib/python3.2/site-packag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3T1">
        <office:forms form:automatic-focus="false" form:apply-design-mode="false"/>
        <draw:frame presentation:style-name="pr5" draw:layer="layout" svg:width="25.2cm" svg:height="3.467cm" svg:x="1.4cm" svg:y="0.8cm" presentation:class="title" presentation:user-transformed="true">
          <draw:text-box>
            <text:p>حالت DAEMON</text:p>
          </draw:text-box>
        </draw:frame>
        <draw:frame presentation:style-name="pr6" draw:text-style-name="P6" draw:layer="layout" svg:width="25.2cm" svg:height="12.179cm" svg:x="1.4cm" svg:y="5.066cm" presentation:class="outline" presentation:user-transformed="true">
          <draw:text-box>
            <text:p text:style-name="P4">&lt;VirtualHost *:80&gt;</text:p>
            <text:p text:style-name="P4">WSGIDaemonProcess <text:s/>localhost \</text:p>
            <text:p text:style-name="P4">user=www-data gtoup=www-data \</text:p>
            <text:p text:style-name="P4">shutdown-timeout=10 inactivity-timeout=10 deadlock-timeout=10 \</text:p>
            <text:p text:style-name="P4">WSGIProcessGroup localhost</text:p>
            <text:p text:style-name="P4">….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3T1">
        <office:forms form:automatic-focus="false" form:apply-design-mode="false"/>
        <draw:frame presentation:style-name="pr5" draw:layer="layout" svg:width="25.2cm" svg:height="3.467cm" svg:x="1.4cm" svg:y="0.8cm" presentation:class="title">
          <draw:text-box>
            <text:p>افزودن path</text:p>
          </draw:text-box>
        </draw:frame>
        <draw:frame presentation:style-name="pr6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4">WSGIDaemonProcess sitename \</text:p>
              </text:list-item>
              <text:list-item>
                <text:p text:style-name="P4">user=www-data group=www-data \</text:p>
              </text:list-item>
              <text:list-item>
                <text:p text:style-name="P4">Python-path= \ /var/www/sitename.ir/py3env/lib/python3.2/site-packages \</text:p>
              </text:list-item>
              <text:list-item>
                <text:p text:style-name="P4">processes=1 threads=2 shutdown-timeout=10 inactivity-timeout=10 deadlock-timeout=10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3T1">
        <office:forms form:automatic-focus="false" form:apply-design-mode="false"/>
        <draw:frame presentation:style-name="pr5" draw:layer="layout" svg:width="25.2cm" svg:height="3.467cm" svg:x="1.4cm" svg:y="0.8cm" presentation:class="title">
          <draw:text-box>
            <text:p>Http request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p text:style-name="P4">GET /index.html HTTP/1.1</text:p>
            <text:p text:style-name="P4">Host: www.mysite.com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110_Besmellah" svg:font-family="110_Besmellah" style:font-adornments="Bold" style:font-pitch="variable"/>
    <style:font-face style:name="2  Titr2" svg:font-family="'2  Titr'" style:font-adornments="Bold" style:font-pitch="variable"/>
    <style:font-face style:name="Albertus Extra Bold" svg:font-family="'Albertus Extra Bold'" style:font-pitch="variable"/>
    <style:font-face style:name="Albertus Extra Bold1" svg:font-family="'Albertus Extra Bold'" style:font-adornments="Regular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110_Besmellah1" svg:font-family="110_Besmellah" style:font-family-generic="system" style:font-pitch="variable"/>
    <style:font-face style:name="110_Besmellah2" svg:font-family="110_Besmellah" style:font-adornments="Bold" style:font-family-generic="system" style:font-pitch="variable"/>
    <style:font-face style:name="2  Titr" svg:font-family="'2  Titr'" style:font-family-generic="system" style:font-pitch="variable"/>
    <style:font-face style:name="2  Titr1" svg:font-family="'2  Titr'" style:font-adornments="Bold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rl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110_Besmellah" style:font-family-complex="110_Besmellah" style:font-style-name-complex="Bold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rl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2  Titr2" style:font-family-complex="'2  Titr'" style:font-style-name-complex="Bold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CB0FD392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سید حمید مهدوی</meta:initial-creator>
    <meta:creation-date>2014-09-08T22:36:04.599370077</meta:creation-date>
    <dc:date>2014-09-15T22:26:49.872571907</dc:date>
    <dc:creator>سید حمید مهدوی</dc:creator>
    <meta:editing-duration>PT2H21M6S</meta:editing-duration>
    <meta:editing-cycles>56</meta:editing-cycles>
    <meta:generator>LibreOffice/4.3.0.4$Linux_X86_64 LibreOffice_project/430m0$Build-4</meta:generator>
    <meta:document-statistic meta:object-count="95"/>
  </office:meta>
</office:document-meta>
</file>